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text-properties fo:color="#000000"/>
    </style:style>
    <style:style style:name="P2" style:family="paragraph" style:parent-style-name="Heading_20_1">
      <style:paragraph-properties fo:break-before="page"/>
      <style:text-properties fo:color="#000000"/>
    </style:style>
    <style:style style:name="P3" style:family="paragraph" style:parent-style-name="Standard">
      <style:text-properties fo:color="#000000"/>
    </style:style>
    <style:style style:name="P4" style:family="paragraph" style:parent-style-name="Heading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motely Operated Submersible Vehicle.</text:p>
      <text:p text:style-name="P4"/>
      <text:p text:style-name="P3"/>
      <text:h text:style-name="P2" text:outline-level="1">Overview</text:h>
      <text:h text:style-name="P1" text:outline-level="1"/>
      <text:p text:style-name="P3">The aim of this project is to design and build a remotely operated Submersible Vehicle, with a minimum dive depth of 3m. It will contain an video camera used to help control the vehicle.</text:p>
      <text:p text:style-name="P3"/>
      <text:p text:style-name="P3">The vehicle will be controlled by an operator from a distance. This will need to be a digital system, in order to reduce the complexity of multiplexing several signals over a single medium. The 2 options are USB and ethernet. As USB has a maximum cable length of 5m, ethernet is prefered. This will require some smart device to convert from USB to ethernet. A Raspberry PI could stream the camera, while also interfacing to an Arduino to control the vehicle.</text:p>
      <text:p text:style-name="P3"/>
      <text:p text:style-name="P3">The initial proof of concept project will consist of 2 parts:</text:p>
      <text:p text:style-name="P3">Block Diagram Rev0 contains a list of all the sub components and how they interact.</text:p>
      <text:p text:style-name="P3"/>
      <text:p text:style-name="P3">Software components:</text:p>
      <text:p text:style-name="P3">Camera Stream: Various programs and scripts to stream a USB web cam over a network, either using ffserver//ffmpeg <text:s/>and a web browser or SSH/GUVCVIEW through a terminal.</text:p>
      <text:p text:style-name="P3"/>
      <text:p text:style-name="P3">Control Program: Consists of an Arduino controlling <text:s/>several motors, a Uart to TCP conversion program, and a program to transmit control data from a joystick.</text:p>
      <text:p text:style-name="P3"/>
      <text:p text:style-name="P3">In the initial prototype there is no feed back about the battery condition.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2-12-31T11:09:54</meta:creation-date>
    <dc:date>2012-12-31T12:05:57</dc:date>
    <dc:creator>thomas </dc:creator>
    <meta:editing-duration>PT46M49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2" meta:paragraph-count="10" meta:word-count="213" meta:character-count="1255" meta:non-whitespace-character-count="1050"/>
  </office:meta>
</office:document-meta>
</file>